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2.272cm"/>
    </style:style>
    <style:style style:name="co3" style:family="table-column">
      <style:table-column-properties fo:break-before="auto" style:column-width="1.886cm"/>
    </style:style>
    <style:style style:name="co4" style:family="table-column">
      <style:table-column-properties fo:break-before="auto" style:column-width="1.58cm"/>
    </style:style>
    <style:style style:name="co5" style:family="table-column">
      <style:table-column-properties fo:break-before="auto" style:column-width="2.16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4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output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dt</text:p>
          </table:table-cell>
          <table:table-cell/>
          <table:table-cell office:value-type="string" calcext:value-type="string">
            <text:p>y_</text:p>
          </table:table-cell>
          <table:table-cell/>
          <table:table-cell office:value-type="string" calcext:value-type="string">
            <text:p>ey</text:p>
          </table:table-cell>
          <table:table-cell table:number-columns-repeated="6"/>
          <table:table-cell office:value-type="string" calcext:value-type="string">
            <text:p>MITTELWERT ey</text:p>
          </table:table-cell>
          <table:table-cell table:formula="of:=AVERAGE([.I3:.I46])" office:value-type="float" office:value="0.0000168289452500006" calcext:value-type="float">
            <text:p>1.68289452500006E-005</text:p>
          </table:table-cell>
        </table:table-row>
        <table:table-row table:style-name="ro1">
          <table:table-cell office:value-type="float" office:value="0.626609" calcext:value-type="float">
            <text:p>0.626609</text:p>
          </table:table-cell>
          <table:table-cell office:value-type="float" office:value="-0.17934" calcext:value-type="float">
            <text:p>-0.17934</text:p>
          </table:table-cell>
          <table:table-cell office:value-type="float" office:value="1.82366" calcext:value-type="float">
            <text:p>1.82366</text:p>
          </table:table-cell>
          <table:table-cell office:value-type="float" office:value="4.91182" calcext:value-type="float">
            <text:p>4.91182</text:p>
          </table:table-cell>
          <table:table-cell office:value-type="float" office:value="0.00224719" calcext:value-type="float">
            <text:p>0.00224719</text:p>
          </table:table-cell>
          <table:table-cell table:number-columns-repeated="10"/>
          <table:table-cell office:value-type="string" calcext:value-type="string">
            <text:p>STABW ey</text:p>
          </table:table-cell>
          <table:table-cell table:formula="of:=STDEV([.I3:.I46])" office:value-type="float" office:value="0.000277378693139045" calcext:value-type="float">
            <text:p>0.0002773787</text:p>
          </table:table-cell>
        </table:table-row>
        <table:table-row table:style-name="ro1">
          <table:table-cell office:value-type="float" office:value="0.630661" calcext:value-type="float">
            <text:p>0.630661</text:p>
          </table:table-cell>
          <table:table-cell office:value-type="float" office:value="-0.167975" calcext:value-type="float">
            <text:p>-0.167975</text:p>
          </table:table-cell>
          <table:table-cell office:value-type="float" office:value="1.80305" calcext:value-type="float">
            <text:p>1.80305</text:p>
          </table:table-cell>
          <table:table-cell office:value-type="float" office:value="5.05737" calcext:value-type="float">
            <text:p>5.05737</text:p>
          </table:table-cell>
          <table:table-cell office:value-type="float" office:value="0.00224719" calcext:value-type="float">
            <text:p>0.00224719</text:p>
          </table:table-cell>
          <table:table-cell/>
          <table:table-cell table:formula="of:=[.B2] + [.D2]*[.E2]" office:value-type="float" office:value="-0.1683022072142" calcext:value-type="float">
            <text:p>-0.1683022072</text:p>
          </table:table-cell>
          <table:table-cell/>
          <table:table-cell table:formula="of:=[.G3]-[.B3]" office:value-type="float" office:value="-0.000327207214200043" calcext:value-type="float">
            <text:p>-0.0003272072</text:p>
          </table:table-cell>
          <table:table-cell table:number-columns-repeated="6"/>
          <table:table-cell office:value-type="string" calcext:value-type="string">
            <text:p>VAR ey</text:p>
          </table:table-cell>
          <table:table-cell table:formula="of:=COM.MICROSOFT.VAR.P([.I3:.I46])" office:value-type="float" office:value="0.0000000751903271482627" calcext:value-type="float">
            <text:p>7.51903271482627E-008</text:p>
          </table:table-cell>
        </table:table-row>
        <table:table-row table:style-name="ro1">
          <table:table-cell office:value-type="float" office:value="0.634535" calcext:value-type="float">
            <text:p>0.634535</text:p>
          </table:table-cell>
          <table:table-cell office:value-type="float" office:value="-0.156979" calcext:value-type="float">
            <text:p>-0.156979</text:p>
          </table:table-cell>
          <table:table-cell office:value-type="float" office:value="1.72385" calcext:value-type="float">
            <text:p>1.72385</text:p>
          </table:table-cell>
          <table:table-cell office:value-type="float" office:value="4.89326" calcext:value-type="float">
            <text:p>4.89326</text:p>
          </table:table-cell>
          <table:table-cell office:value-type="float" office:value="0.00224719" calcext:value-type="float">
            <text:p>0.00224719</text:p>
          </table:table-cell>
          <table:table-cell/>
          <table:table-cell table:formula="of:=[.B3] + [.D3]*[.E3]" office:value-type="float" office:value="-0.1566101287097" calcext:value-type="float">
            <text:p>-0.1566101287</text:p>
          </table:table-cell>
          <table:table-cell/>
          <table:table-cell table:formula="of:=[.G4]-[.B4]" office:value-type="float" office:value="0.000368871290299999" calcext:value-type="float">
            <text:p>0.0003688713</text:p>
          </table:table-cell>
          <table:table-cell table:number-columns-repeated="8"/>
        </table:table-row>
        <table:table-row table:style-name="ro1">
          <table:table-cell office:value-type="float" office:value="0.63848" calcext:value-type="float">
            <text:p>0.63848</text:p>
          </table:table-cell>
          <table:table-cell office:value-type="float" office:value="-0.145918" calcext:value-type="float">
            <text:p>-0.145918</text:p>
          </table:table-cell>
          <table:table-cell office:value-type="float" office:value="1.75542" calcext:value-type="float">
            <text:p>1.75542</text:p>
          </table:table-cell>
          <table:table-cell office:value-type="float" office:value="4.92207" calcext:value-type="float">
            <text:p>4.92207</text:p>
          </table:table-cell>
          <table:table-cell office:value-type="float" office:value="0.00224719" calcext:value-type="float">
            <text:p>0.00224719</text:p>
          </table:table-cell>
          <table:table-cell/>
          <table:table-cell table:formula="of:=[.B4] + [.D4]*[.E4]" office:value-type="float" office:value="-0.1459829150606" calcext:value-type="float">
            <text:p>-0.1459829151</text:p>
          </table:table-cell>
          <table:table-cell/>
          <table:table-cell table:formula="of:=[.G5]-[.B5]" office:value-type="float" office:value="-0.000064915060599996" calcext:value-type="float">
            <text:p>-6.4915060599996E-005</text:p>
          </table:table-cell>
          <table:table-cell table:number-columns-repeated="8"/>
        </table:table-row>
        <table:table-row table:style-name="ro1">
          <table:table-cell office:value-type="float" office:value="0.642268" calcext:value-type="float">
            <text:p>0.642268</text:p>
          </table:table-cell>
          <table:table-cell office:value-type="float" office:value="-0.134767" calcext:value-type="float">
            <text:p>-0.134767</text:p>
          </table:table-cell>
          <table:table-cell office:value-type="float" office:value="1.68579" calcext:value-type="float">
            <text:p>1.68579</text:p>
          </table:table-cell>
          <table:table-cell office:value-type="float" office:value="4.96212" calcext:value-type="float">
            <text:p>4.96212</text:p>
          </table:table-cell>
          <table:table-cell office:value-type="float" office:value="0.00224719" calcext:value-type="float">
            <text:p>0.00224719</text:p>
          </table:table-cell>
          <table:table-cell/>
          <table:table-cell table:formula="of:=[.B5] + [.D5]*[.E5]" office:value-type="float" office:value="-0.1348571735167" calcext:value-type="float">
            <text:p>-0.1348571735</text:p>
          </table:table-cell>
          <table:table-cell/>
          <table:table-cell table:formula="of:=[.G6]-[.B6]" office:value-type="float" office:value="-0.0000901735166999873" calcext:value-type="float">
            <text:p>-9.01735166999873E-005</text:p>
          </table:table-cell>
          <table:table-cell table:number-columns-repeated="8"/>
        </table:table-row>
        <table:table-row table:style-name="ro1">
          <table:table-cell office:value-type="float" office:value="0.646066" calcext:value-type="float">
            <text:p>0.646066</text:p>
          </table:table-cell>
          <table:table-cell office:value-type="float" office:value="-0.12375" calcext:value-type="float">
            <text:p>-0.12375</text:p>
          </table:table-cell>
          <table:table-cell office:value-type="float" office:value="1.6903" calcext:value-type="float">
            <text:p>1.6903</text:p>
          </table:table-cell>
          <table:table-cell office:value-type="float" office:value="4.90251" calcext:value-type="float">
            <text:p>4.90251</text:p>
          </table:table-cell>
          <table:table-cell office:value-type="float" office:value="0.00224719" calcext:value-type="float">
            <text:p>0.00224719</text:p>
          </table:table-cell>
          <table:table-cell/>
          <table:table-cell table:formula="of:=[.B6] + [.D6]*[.E6]" office:value-type="float" office:value="-0.1236161735572" calcext:value-type="float">
            <text:p>-0.1236161736</text:p>
          </table:table-cell>
          <table:table-cell/>
          <table:table-cell table:formula="of:=[.G7]-[.B7]" office:value-type="float" office:value="0.000133826442800009" calcext:value-type="float">
            <text:p>0.0001338264</text:p>
          </table:table-cell>
          <table:table-cell table:number-columns-repeated="8"/>
        </table:table-row>
        <table:table-row table:style-name="ro1">
          <table:table-cell office:value-type="float" office:value="0.650029" calcext:value-type="float">
            <text:p>0.650029</text:p>
          </table:table-cell>
          <table:table-cell office:value-type="float" office:value="-0.112462" calcext:value-type="float">
            <text:p>-0.112462</text:p>
          </table:table-cell>
          <table:table-cell office:value-type="float" office:value="1.76313" calcext:value-type="float">
            <text:p>1.76313</text:p>
          </table:table-cell>
          <table:table-cell office:value-type="float" office:value="5.0231" calcext:value-type="float">
            <text:p>5.0231</text:p>
          </table:table-cell>
          <table:table-cell office:value-type="float" office:value="0.00224719" calcext:value-type="float">
            <text:p>0.00224719</text:p>
          </table:table-cell>
          <table:table-cell/>
          <table:table-cell table:formula="of:=[.B7] + [.D7]*[.E7]" office:value-type="float" office:value="-0.1127331285531" calcext:value-type="float">
            <text:p>-0.1127331286</text:p>
          </table:table-cell>
          <table:table-cell/>
          <table:table-cell table:formula="of:=[.G8]-[.B8]" office:value-type="float" office:value="-0.00027112855310002" calcext:value-type="float">
            <text:p>-0.0002711286</text:p>
          </table:table-cell>
          <table:table-cell table:number-columns-repeated="8"/>
        </table:table-row>
        <table:table-row table:style-name="ro1">
          <table:table-cell office:value-type="float" office:value="0.653603" calcext:value-type="float">
            <text:p>0.653603</text:p>
          </table:table-cell>
          <table:table-cell office:value-type="float" office:value="-0.101504" calcext:value-type="float">
            <text:p>-0.101504</text:p>
          </table:table-cell>
          <table:table-cell office:value-type="float" office:value="1.59067" calcext:value-type="float">
            <text:p>1.59067</text:p>
          </table:table-cell>
          <table:table-cell office:value-type="float" office:value="4.87633" calcext:value-type="float">
            <text:p>4.87633</text:p>
          </table:table-cell>
          <table:table-cell office:value-type="float" office:value="0.00224719" calcext:value-type="float">
            <text:p>0.00224719</text:p>
          </table:table-cell>
          <table:table-cell/>
          <table:table-cell table:formula="of:=[.B8] + [.D8]*[.E8]" office:value-type="float" office:value="-0.101174139911" calcext:value-type="float">
            <text:p>-0.1011741399</text:p>
          </table:table-cell>
          <table:table-cell/>
          <table:table-cell table:formula="of:=[.G9]-[.B9]" office:value-type="float" office:value="0.000329860089000003" calcext:value-type="float">
            <text:p>0.0003298601</text:p>
          </table:table-cell>
          <table:table-cell table:number-columns-repeated="8"/>
        </table:table-row>
        <table:table-row table:style-name="ro1">
          <table:table-cell office:value-type="float" office:value="0.657275" calcext:value-type="float">
            <text:p>0.657275</text:p>
          </table:table-cell>
          <table:table-cell office:value-type="float" office:value="-0.0905528" calcext:value-type="float">
            <text:p>-0.0905528</text:p>
          </table:table-cell>
          <table:table-cell office:value-type="float" office:value="1.63378" calcext:value-type="float">
            <text:p>1.63378</text:p>
          </table:table-cell>
          <table:table-cell office:value-type="float" office:value="4.87346" calcext:value-type="float">
            <text:p>4.87346</text:p>
          </table:table-cell>
          <table:table-cell office:value-type="float" office:value="0.00224719" calcext:value-type="float">
            <text:p>0.00224719</text:p>
          </table:table-cell>
          <table:table-cell/>
          <table:table-cell table:formula="of:=[.B9] + [.D9]*[.E9]" office:value-type="float" office:value="-0.0905459599873" calcext:value-type="float">
            <text:p>-0.09054596</text:p>
          </table:table-cell>
          <table:table-cell/>
          <table:table-cell table:formula="of:=[.G10]-[.B10]" office:value-type="float" office:value="0.00000684001270000179" calcext:value-type="float">
            <text:p>0.00000684</text:p>
          </table:table-cell>
          <table:table-cell table:number-columns-repeated="8"/>
        </table:table-row>
        <table:table-row table:style-name="ro1">
          <table:table-cell office:value-type="float" office:value="0.660869" calcext:value-type="float">
            <text:p>0.660869</text:p>
          </table:table-cell>
          <table:table-cell office:value-type="float" office:value="-0.0793853" calcext:value-type="float">
            <text:p>-0.0793853</text:p>
          </table:table-cell>
          <table:table-cell office:value-type="float" office:value="1.5994" calcext:value-type="float">
            <text:p>1.5994</text:p>
          </table:table-cell>
          <table:table-cell office:value-type="float" office:value="4.96956" calcext:value-type="float">
            <text:p>4.96956</text:p>
          </table:table-cell>
          <table:table-cell office:value-type="float" office:value="0.00224719" calcext:value-type="float">
            <text:p>0.00224719</text:p>
          </table:table-cell>
          <table:table-cell/>
          <table:table-cell table:formula="of:=[.B10] + [.D10]*[.E10]" office:value-type="float" office:value="-0.0796012094226" calcext:value-type="float">
            <text:p>-0.0796012094</text:p>
          </table:table-cell>
          <table:table-cell/>
          <table:table-cell table:formula="of:=[.G11]-[.B11]" office:value-type="float" office:value="-0.000215909422600011" calcext:value-type="float">
            <text:p>-0.0002159094</text:p>
          </table:table-cell>
          <table:table-cell table:number-columns-repeated="8"/>
        </table:table-row>
        <table:table-row table:style-name="ro1">
          <table:table-cell office:value-type="float" office:value="0.664373" calcext:value-type="float">
            <text:p>0.664373</text:p>
          </table:table-cell>
          <table:table-cell office:value-type="float" office:value="-0.0683652" calcext:value-type="float">
            <text:p>-0.0683652</text:p>
          </table:table-cell>
          <table:table-cell office:value-type="float" office:value="1.55938" calcext:value-type="float">
            <text:p>1.55938</text:p>
          </table:table-cell>
          <table:table-cell office:value-type="float" office:value="4.90394" calcext:value-type="float">
            <text:p>4.90394</text:p>
          </table:table-cell>
          <table:table-cell office:value-type="float" office:value="0.00224719" calcext:value-type="float">
            <text:p>0.00224719</text:p>
          </table:table-cell>
          <table:table-cell/>
          <table:table-cell table:formula="of:=[.B11] + [.D11]*[.E11]" office:value-type="float" office:value="-0.0682177544636" calcext:value-type="float">
            <text:p>-0.0682177545</text:p>
          </table:table-cell>
          <table:table-cell/>
          <table:table-cell table:formula="of:=[.G12]-[.B12]" office:value-type="float" office:value="0.000147445536400018" calcext:value-type="float">
            <text:p>0.0001474455</text:p>
          </table:table-cell>
          <table:table-cell table:number-columns-repeated="8"/>
        </table:table-row>
        <table:table-row table:style-name="ro1">
          <table:table-cell office:value-type="float" office:value="0.667823" calcext:value-type="float">
            <text:p>0.667823</text:p>
          </table:table-cell>
          <table:table-cell office:value-type="float" office:value="-0.0569064" calcext:value-type="float">
            <text:p>-0.0569064</text:p>
          </table:table-cell>
          <table:table-cell office:value-type="float" office:value="1.53529" calcext:value-type="float">
            <text:p>1.53529</text:p>
          </table:table-cell>
          <table:table-cell office:value-type="float" office:value="5.09916" calcext:value-type="float">
            <text:p>5.09916</text:p>
          </table:table-cell>
          <table:table-cell office:value-type="float" office:value="0.00224719" calcext:value-type="float">
            <text:p>0.00224719</text:p>
          </table:table-cell>
          <table:table-cell/>
          <table:table-cell table:formula="of:=[.B12] + [.D12]*[.E12]" office:value-type="float" office:value="-0.0573451150714" calcext:value-type="float">
            <text:p>-0.0573451151</text:p>
          </table:table-cell>
          <table:table-cell/>
          <table:table-cell table:formula="of:=[.G13]-[.B13]" office:value-type="float" office:value="-0.000438715071400003" calcext:value-type="float">
            <text:p>-0.0004387151</text:p>
          </table:table-cell>
          <table:table-cell table:number-columns-repeated="8"/>
        </table:table-row>
        <table:table-row table:style-name="ro1">
          <table:table-cell office:value-type="float" office:value="0.671294" calcext:value-type="float">
            <text:p>0.671294</text:p>
          </table:table-cell>
          <table:table-cell office:value-type="float" office:value="-0.0459764" calcext:value-type="float">
            <text:p>-0.0459764</text:p>
          </table:table-cell>
          <table:table-cell office:value-type="float" office:value="1.54439" calcext:value-type="float">
            <text:p>1.54439</text:p>
          </table:table-cell>
          <table:table-cell office:value-type="float" office:value="4.86383" calcext:value-type="float">
            <text:p>4.86383</text:p>
          </table:table-cell>
          <table:table-cell office:value-type="float" office:value="0.00224719" calcext:value-type="float">
            <text:p>0.00224719</text:p>
          </table:table-cell>
          <table:table-cell/>
          <table:table-cell table:formula="of:=[.B13] + [.D13]*[.E13]" office:value-type="float" office:value="-0.0454476186396" calcext:value-type="float">
            <text:p>-0.0454476186</text:p>
          </table:table-cell>
          <table:table-cell/>
          <table:table-cell table:formula="of:=[.G14]-[.B14]" office:value-type="float" office:value="0.000528781360400007" calcext:value-type="float">
            <text:p>0.0005287814</text:p>
          </table:table-cell>
          <table:table-cell table:number-columns-repeated="8"/>
        </table:table-row>
        <table:table-row table:style-name="ro1">
          <table:table-cell office:value-type="float" office:value="0.674542" calcext:value-type="float">
            <text:p>0.674542</text:p>
          </table:table-cell>
          <table:table-cell office:value-type="float" office:value="-0.0348335" calcext:value-type="float">
            <text:p>-0.0348335</text:p>
          </table:table-cell>
          <table:table-cell office:value-type="float" office:value="1.44543" calcext:value-type="float">
            <text:p>1.44543</text:p>
          </table:table-cell>
          <table:table-cell office:value-type="float" office:value="4.95861" calcext:value-type="float">
            <text:p>4.95861</text:p>
          </table:table-cell>
          <table:table-cell office:value-type="float" office:value="0.00224719" calcext:value-type="float">
            <text:p>0.00224719</text:p>
          </table:table-cell>
          <table:table-cell/>
          <table:table-cell table:formula="of:=[.B14] + [.D14]*[.E14]" office:value-type="float" office:value="-0.0350464498623" calcext:value-type="float">
            <text:p>-0.0350464499</text:p>
          </table:table-cell>
          <table:table-cell/>
          <table:table-cell table:formula="of:=[.G15]-[.B15]" office:value-type="float" office:value="-0.000212949862300006" calcext:value-type="float">
            <text:p>-0.0002129499</text:p>
          </table:table-cell>
          <table:table-cell table:number-columns-repeated="8"/>
        </table:table-row>
        <table:table-row table:style-name="ro1">
          <table:table-cell office:value-type="float" office:value="0.677917" calcext:value-type="float">
            <text:p>0.677917</text:p>
          </table:table-cell>
          <table:table-cell office:value-type="float" office:value="-0.0236285" calcext:value-type="float">
            <text:p>-0.0236285</text:p>
          </table:table-cell>
          <table:table-cell office:value-type="float" office:value="1.50187" calcext:value-type="float">
            <text:p>1.50187</text:p>
          </table:table-cell>
          <table:table-cell office:value-type="float" office:value="4.9862" calcext:value-type="float">
            <text:p>4.9862</text:p>
          </table:table-cell>
          <table:table-cell office:value-type="float" office:value="0.00224719" calcext:value-type="float">
            <text:p>0.00224719</text:p>
          </table:table-cell>
          <table:table-cell/>
          <table:table-cell table:formula="of:=[.B15] + [.D15]*[.E15]" office:value-type="float" office:value="-0.0236905611941" calcext:value-type="float">
            <text:p>-0.0236905612</text:p>
          </table:table-cell>
          <table:table-cell/>
          <table:table-cell table:formula="of:=[.G16]-[.B16]" office:value-type="float" office:value="-0.0000620611940999952" calcext:value-type="float">
            <text:p>-6.20611940999952E-005</text:p>
          </table:table-cell>
          <table:table-cell table:number-columns-repeated="8"/>
        </table:table-row>
        <table:table-row table:style-name="ro1">
          <table:table-cell office:value-type="float" office:value="0.681051" calcext:value-type="float">
            <text:p>0.681051</text:p>
          </table:table-cell>
          <table:table-cell office:value-type="float" office:value="-0.0124122" calcext:value-type="float">
            <text:p>-0.0124122</text:p>
          </table:table-cell>
          <table:table-cell office:value-type="float" office:value="1.39466" calcext:value-type="float">
            <text:p>1.39466</text:p>
          </table:table-cell>
          <table:table-cell office:value-type="float" office:value="4.99129" calcext:value-type="float">
            <text:p>4.99129</text:p>
          </table:table-cell>
          <table:table-cell office:value-type="float" office:value="0.00224719" calcext:value-type="float">
            <text:p>0.00224719</text:p>
          </table:table-cell>
          <table:table-cell/>
          <table:table-cell table:formula="of:=[.B16] + [.D16]*[.E16]" office:value-type="float" office:value="-0.012423561222" calcext:value-type="float">
            <text:p>-0.0124235612</text:p>
          </table:table-cell>
          <table:table-cell/>
          <table:table-cell table:formula="of:=[.G17]-[.B17]" office:value-type="float" office:value="-0.0000113612219999996" calcext:value-type="float">
            <text:p>-1.13612219999996E-005</text:p>
          </table:table-cell>
          <table:table-cell table:number-columns-repeated="8"/>
        </table:table-row>
        <table:table-row table:style-name="ro1">
          <table:table-cell office:value-type="float" office:value="0.684155" calcext:value-type="float">
            <text:p>0.684155</text:p>
          </table:table-cell>
          <table:table-cell office:value-type="float" office:value="-0.00130066" calcext:value-type="float">
            <text:p>-0.00130066</text:p>
          </table:table-cell>
          <table:table-cell office:value-type="float" office:value="1.38132" calcext:value-type="float">
            <text:p>1.38132</text:p>
          </table:table-cell>
          <table:table-cell office:value-type="float" office:value="4.94462" calcext:value-type="float">
            <text:p>4.94462</text:p>
          </table:table-cell>
          <table:table-cell office:value-type="float" office:value="0.00224719" calcext:value-type="float">
            <text:p>0.00224719</text:p>
          </table:table-cell>
          <table:table-cell/>
          <table:table-cell table:formula="of:=[.B17] + [.D17]*[.E17]" office:value-type="float" office:value="-0.0011958230249" calcext:value-type="float">
            <text:p>-0.001195823</text:p>
          </table:table-cell>
          <table:table-cell/>
          <table:table-cell table:formula="of:=[.G18]-[.B18]" office:value-type="float" office:value="0.000104836975100001" calcext:value-type="float">
            <text:p>0.000104837</text:p>
          </table:table-cell>
          <table:table-cell table:number-columns-repeated="8"/>
        </table:table-row>
        <table:table-row table:style-name="ro1">
          <table:table-cell office:value-type="float" office:value="0.687327" calcext:value-type="float">
            <text:p>0.687327</text:p>
          </table:table-cell>
          <table:table-cell office:value-type="float" office:value="0.00983888" calcext:value-type="float">
            <text:p>0.00983888</text:p>
          </table:table-cell>
          <table:table-cell office:value-type="float" office:value="1.41161" calcext:value-type="float">
            <text:p>1.41161</text:p>
          </table:table-cell>
          <table:table-cell office:value-type="float" office:value="4.95709" calcext:value-type="float">
            <text:p>4.95709</text:p>
          </table:table-cell>
          <table:table-cell office:value-type="float" office:value="0.00224719" calcext:value-type="float">
            <text:p>0.00224719</text:p>
          </table:table-cell>
          <table:table-cell/>
          <table:table-cell table:formula="of:=[.B18] + [.D18]*[.E18]" office:value-type="float" office:value="0.0098108406178" calcext:value-type="float">
            <text:p>0.0098108406</text:p>
          </table:table-cell>
          <table:table-cell/>
          <table:table-cell table:formula="of:=[.G19]-[.B19]" office:value-type="float" office:value="-0.0000280393821999979" calcext:value-type="float">
            <text:p>-2.80393821999979E-005</text:p>
          </table:table-cell>
          <table:table-cell table:number-columns-repeated="8"/>
        </table:table-row>
        <table:table-row table:style-name="ro1">
          <table:table-cell office:value-type="float" office:value="0.690285" calcext:value-type="float">
            <text:p>0.690285</text:p>
          </table:table-cell>
          <table:table-cell office:value-type="float" office:value="0.0210563" calcext:value-type="float">
            <text:p>0.0210563</text:p>
          </table:table-cell>
          <table:table-cell office:value-type="float" office:value="1.31612" calcext:value-type="float">
            <text:p>1.31612</text:p>
          </table:table-cell>
          <table:table-cell office:value-type="float" office:value="4.99174" calcext:value-type="float">
            <text:p>4.99174</text:p>
          </table:table-cell>
          <table:table-cell office:value-type="float" office:value="0.00224719" calcext:value-type="float">
            <text:p>0.00224719</text:p>
          </table:table-cell>
          <table:table-cell/>
          <table:table-cell table:formula="of:=[.B19] + [.D19]*[.E19]" office:value-type="float" office:value="0.0209784030771" calcext:value-type="float">
            <text:p>0.0209784031</text:p>
          </table:table-cell>
          <table:table-cell/>
          <table:table-cell table:formula="of:=[.G20]-[.B20]" office:value-type="float" office:value="-0.0000778969229000004" calcext:value-type="float">
            <text:p>-7.78969229000004E-005</text:p>
          </table:table-cell>
          <table:table-cell table:number-columns-repeated="8"/>
        </table:table-row>
        <table:table-row table:style-name="ro1">
          <table:table-cell office:value-type="float" office:value="0.693289" calcext:value-type="float">
            <text:p>0.693289</text:p>
          </table:table-cell>
          <table:table-cell office:value-type="float" office:value="0.0318502" calcext:value-type="float">
            <text:p>0.0318502</text:p>
          </table:table-cell>
          <table:table-cell office:value-type="float" office:value="1.33687" calcext:value-type="float">
            <text:p>1.33687</text:p>
          </table:table-cell>
          <table:table-cell office:value-type="float" office:value="4.8033" calcext:value-type="float">
            <text:p>4.8033</text:p>
          </table:table-cell>
          <table:table-cell office:value-type="float" office:value="0.00224719" calcext:value-type="float">
            <text:p>0.00224719</text:p>
          </table:table-cell>
          <table:table-cell/>
          <table:table-cell table:formula="of:=[.B20] + [.D20]*[.E20]" office:value-type="float" office:value="0.0322736882106" calcext:value-type="float">
            <text:p>0.0322736882</text:p>
          </table:table-cell>
          <table:table-cell/>
          <table:table-cell table:formula="of:=[.G21]-[.B21]" office:value-type="float" office:value="0.000423488210600009" calcext:value-type="float">
            <text:p>0.0004234882</text:p>
          </table:table-cell>
          <table:table-cell table:number-columns-repeated="8"/>
        </table:table-row>
        <table:table-row table:style-name="ro1">
          <table:table-cell office:value-type="float" office:value="0.696273" calcext:value-type="float">
            <text:p>0.696273</text:p>
          </table:table-cell>
          <table:table-cell office:value-type="float" office:value="0.0430598" calcext:value-type="float">
            <text:p>0.0430598</text:p>
          </table:table-cell>
          <table:table-cell office:value-type="float" office:value="1.32811" calcext:value-type="float">
            <text:p>1.32811</text:p>
          </table:table-cell>
          <table:table-cell office:value-type="float" office:value="4.98825" calcext:value-type="float">
            <text:p>4.98825</text:p>
          </table:table-cell>
          <table:table-cell office:value-type="float" office:value="0.00224719" calcext:value-type="float">
            <text:p>0.00224719</text:p>
          </table:table-cell>
          <table:table-cell/>
          <table:table-cell table:formula="of:=[.B21] + [.D21]*[.E21]" office:value-type="float" office:value="0.042644127727" calcext:value-type="float">
            <text:p>0.0426441277</text:p>
          </table:table-cell>
          <table:table-cell/>
          <table:table-cell table:formula="of:=[.G22]-[.B22]" office:value-type="float" office:value="-0.000415672273000003" calcext:value-type="float">
            <text:p>-0.0004156723</text:p>
          </table:table-cell>
          <table:table-cell table:number-columns-repeated="8"/>
        </table:table-row>
        <table:table-row table:style-name="ro1">
          <table:table-cell office:value-type="float" office:value="0.699252" calcext:value-type="float">
            <text:p>0.699252</text:p>
          </table:table-cell>
          <table:table-cell office:value-type="float" office:value="0.0540437" calcext:value-type="float">
            <text:p>0.0540437</text:p>
          </table:table-cell>
          <table:table-cell office:value-type="float" office:value="1.32546" calcext:value-type="float">
            <text:p>1.32546</text:p>
          </table:table-cell>
          <table:table-cell office:value-type="float" office:value="4.88784" calcext:value-type="float">
            <text:p>4.88784</text:p>
          </table:table-cell>
          <table:table-cell office:value-type="float" office:value="0.00224719" calcext:value-type="float">
            <text:p>0.00224719</text:p>
          </table:table-cell>
          <table:table-cell/>
          <table:table-cell table:formula="of:=[.B22] + [.D22]*[.E22]" office:value-type="float" office:value="0.0542693455175" calcext:value-type="float">
            <text:p>0.0542693455</text:p>
          </table:table-cell>
          <table:table-cell/>
          <table:table-cell table:formula="of:=[.G23]-[.B23]" office:value-type="float" office:value="0.000225645517499998" calcext:value-type="float">
            <text:p>0.0002256455</text:p>
          </table:table-cell>
          <table:table-cell table:number-columns-repeated="8"/>
        </table:table-row>
        <table:table-row table:style-name="ro1">
          <table:table-cell office:value-type="float" office:value="0.702043" calcext:value-type="float">
            <text:p>0.702043</text:p>
          </table:table-cell>
          <table:table-cell office:value-type="float" office:value="0.0650311" calcext:value-type="float">
            <text:p>0.0650311</text:p>
          </table:table-cell>
          <table:table-cell office:value-type="float" office:value="1.2421" calcext:value-type="float">
            <text:p>1.2421</text:p>
          </table:table-cell>
          <table:table-cell office:value-type="float" office:value="4.88941" calcext:value-type="float">
            <text:p>4.88941</text:p>
          </table:table-cell>
          <table:table-cell office:value-type="float" office:value="0.00224719" calcext:value-type="float">
            <text:p>0.00224719</text:p>
          </table:table-cell>
          <table:table-cell/>
          <table:table-cell table:formula="of:=[.B23] + [.D23]*[.E23]" office:value-type="float" office:value="0.0650276051696" calcext:value-type="float">
            <text:p>0.0650276052</text:p>
          </table:table-cell>
          <table:table-cell/>
          <table:table-cell table:formula="of:=[.G24]-[.B24]" office:value-type="float" office:value="-0.00000349483039999154" calcext:value-type="float">
            <text:p>-3.49483039999154E-006</text:p>
          </table:table-cell>
          <table:table-cell table:number-columns-repeated="8"/>
        </table:table-row>
        <table:table-row table:style-name="ro1">
          <table:table-cell office:value-type="float" office:value="0.704955" calcext:value-type="float">
            <text:p>0.704955</text:p>
          </table:table-cell>
          <table:table-cell office:value-type="float" office:value="0.0759623" calcext:value-type="float">
            <text:p>0.0759623</text:p>
          </table:table-cell>
          <table:table-cell office:value-type="float" office:value="1.29589" calcext:value-type="float">
            <text:p>1.29589</text:p>
          </table:table-cell>
          <table:table-cell office:value-type="float" office:value="4.86441" calcext:value-type="float">
            <text:p>4.86441</text:p>
          </table:table-cell>
          <table:table-cell office:value-type="float" office:value="0.00224719" calcext:value-type="float">
            <text:p>0.00224719</text:p>
          </table:table-cell>
          <table:table-cell/>
          <table:table-cell table:formula="of:=[.B24] + [.D24]*[.E24]" office:value-type="float" office:value="0.0760185332579" calcext:value-type="float">
            <text:p>0.0760185333</text:p>
          </table:table-cell>
          <table:table-cell/>
          <table:table-cell table:formula="of:=[.G25]-[.B25]" office:value-type="float" office:value="0.0000562332578999958" calcext:value-type="float">
            <text:p>5.62332578999958E-005</text:p>
          </table:table-cell>
          <table:table-cell table:number-columns-repeated="8"/>
        </table:table-row>
        <table:table-row table:style-name="ro1">
          <table:table-cell office:value-type="float" office:value="0.707629" calcext:value-type="float">
            <text:p>0.707629</text:p>
          </table:table-cell>
          <table:table-cell office:value-type="float" office:value="0.0867176" calcext:value-type="float">
            <text:p>0.0867176</text:p>
          </table:table-cell>
          <table:table-cell office:value-type="float" office:value="1.18963" calcext:value-type="float">
            <text:p>1.18963</text:p>
          </table:table-cell>
          <table:table-cell office:value-type="float" office:value="4.78611" calcext:value-type="float">
            <text:p>4.78611</text:p>
          </table:table-cell>
          <table:table-cell office:value-type="float" office:value="0.00224719" calcext:value-type="float">
            <text:p>0.00224719</text:p>
          </table:table-cell>
          <table:table-cell/>
          <table:table-cell table:formula="of:=[.B25] + [.D25]*[.E25]" office:value-type="float" office:value="0.0868935535079" calcext:value-type="float">
            <text:p>0.0868935535</text:p>
          </table:table-cell>
          <table:table-cell/>
          <table:table-cell table:formula="of:=[.G26]-[.B26]" office:value-type="float" office:value="0.000175953507900006" calcext:value-type="float">
            <text:p>0.0001759535</text:p>
          </table:table-cell>
          <table:table-cell table:number-columns-repeated="8"/>
        </table:table-row>
        <table:table-row table:style-name="ro1">
          <table:table-cell office:value-type="float" office:value="0.710544" calcext:value-type="float">
            <text:p>0.710544</text:p>
          </table:table-cell>
          <table:table-cell office:value-type="float" office:value="0.0973587" calcext:value-type="float">
            <text:p>0.0973587</text:p>
          </table:table-cell>
          <table:table-cell office:value-type="float" office:value="1.29748" calcext:value-type="float">
            <text:p>1.29748</text:p>
          </table:table-cell>
          <table:table-cell office:value-type="float" office:value="4.73526" calcext:value-type="float">
            <text:p>4.73526</text:p>
          </table:table-cell>
          <table:table-cell office:value-type="float" office:value="0.00224719" calcext:value-type="float">
            <text:p>0.00224719</text:p>
          </table:table-cell>
          <table:table-cell/>
          <table:table-cell table:formula="of:=[.B26] + [.D26]*[.E26]" office:value-type="float" office:value="0.0974728985309" calcext:value-type="float">
            <text:p>0.0974728985</text:p>
          </table:table-cell>
          <table:table-cell/>
          <table:table-cell table:formula="of:=[.G27]-[.B27]" office:value-type="float" office:value="0.0001141985309" calcext:value-type="float">
            <text:p>0.0001141985</text:p>
          </table:table-cell>
          <table:table-cell table:number-columns-repeated="8"/>
        </table:table-row>
        <table:table-row table:style-name="ro1">
          <table:table-cell office:value-type="float" office:value="0.713515" calcext:value-type="float">
            <text:p>0.713515</text:p>
          </table:table-cell>
          <table:table-cell office:value-type="float" office:value="0.108284" calcext:value-type="float">
            <text:p>0.108284</text:p>
          </table:table-cell>
          <table:table-cell office:value-type="float" office:value="1.32212" calcext:value-type="float">
            <text:p>1.32212</text:p>
          </table:table-cell>
          <table:table-cell office:value-type="float" office:value="4.86175" calcext:value-type="float">
            <text:p>4.86175</text:p>
          </table:table-cell>
          <table:table-cell office:value-type="float" office:value="0.00224719" calcext:value-type="float">
            <text:p>0.00224719</text:p>
          </table:table-cell>
          <table:table-cell/>
          <table:table-cell table:formula="of:=[.B27] + [.D27]*[.E27]" office:value-type="float" office:value="0.1079997289194" calcext:value-type="float">
            <text:p>0.1079997289</text:p>
          </table:table-cell>
          <table:table-cell/>
          <table:table-cell table:formula="of:=[.G28]-[.B28]" office:value-type="float" office:value="-0.000284271080600001" calcext:value-type="float">
            <text:p>-0.0002842711</text:p>
          </table:table-cell>
          <table:table-cell table:number-columns-repeated="8"/>
        </table:table-row>
        <table:table-row table:style-name="ro1">
          <table:table-cell office:value-type="float" office:value="0.716115" calcext:value-type="float">
            <text:p>0.716115</text:p>
          </table:table-cell>
          <table:table-cell office:value-type="float" office:value="0.118769" calcext:value-type="float">
            <text:p>0.118769</text:p>
          </table:table-cell>
          <table:table-cell office:value-type="float" office:value="1.15666" calcext:value-type="float">
            <text:p>1.15666</text:p>
          </table:table-cell>
          <table:table-cell office:value-type="float" office:value="4.66602" calcext:value-type="float">
            <text:p>4.66602</text:p>
          </table:table-cell>
          <table:table-cell office:value-type="float" office:value="0.00224719" calcext:value-type="float">
            <text:p>0.00224719</text:p>
          </table:table-cell>
          <table:table-cell/>
          <table:table-cell table:formula="of:=[.B28] + [.D28]*[.E28]" office:value-type="float" office:value="0.1192092759825" calcext:value-type="float">
            <text:p>0.119209276</text:p>
          </table:table-cell>
          <table:table-cell/>
          <table:table-cell table:formula="of:=[.G29]-[.B29]" office:value-type="float" office:value="0.000440275982499988" calcext:value-type="float">
            <text:p>0.000440276</text:p>
          </table:table-cell>
          <table:table-cell table:number-columns-repeated="8"/>
        </table:table-row>
        <table:table-row table:style-name="ro1">
          <table:table-cell office:value-type="float" office:value="0.719059" calcext:value-type="float">
            <text:p>0.719059</text:p>
          </table:table-cell>
          <table:table-cell office:value-type="float" office:value="0.12944" calcext:value-type="float">
            <text:p>0.12944</text:p>
          </table:table-cell>
          <table:table-cell office:value-type="float" office:value="1.31008" calcext:value-type="float">
            <text:p>1.31008</text:p>
          </table:table-cell>
          <table:table-cell office:value-type="float" office:value="4.74836" calcext:value-type="float">
            <text:p>4.74836</text:p>
          </table:table-cell>
          <table:table-cell office:value-type="float" office:value="0.00224719" calcext:value-type="float">
            <text:p>0.00224719</text:p>
          </table:table-cell>
          <table:table-cell/>
          <table:table-cell table:formula="of:=[.B29] + [.D29]*[.E29]" office:value-type="float" office:value="0.1292544334838" calcext:value-type="float">
            <text:p>0.1292544335</text:p>
          </table:table-cell>
          <table:table-cell/>
          <table:table-cell table:formula="of:=[.G30]-[.B30]" office:value-type="float" office:value="-0.000185566516199998" calcext:value-type="float">
            <text:p>-0.0001855665</text:p>
          </table:table-cell>
          <table:table-cell table:number-columns-repeated="8"/>
        </table:table-row>
        <table:table-row table:style-name="ro1">
          <table:table-cell office:value-type="float" office:value="0.721037" calcext:value-type="float">
            <text:p>0.721037</text:p>
          </table:table-cell>
          <table:table-cell office:value-type="float" office:value="0.139918" calcext:value-type="float">
            <text:p>0.139918</text:p>
          </table:table-cell>
          <table:table-cell office:value-type="float" office:value="0.88044" calcext:value-type="float">
            <text:p>0.88044</text:p>
          </table:table-cell>
          <table:table-cell office:value-type="float" office:value="4.66298" calcext:value-type="float">
            <text:p>4.66298</text:p>
          </table:table-cell>
          <table:table-cell office:value-type="float" office:value="0.00224719" calcext:value-type="float">
            <text:p>0.00224719</text:p>
          </table:table-cell>
          <table:table-cell/>
          <table:table-cell table:formula="of:=[.B30] + [.D30]*[.E30]" office:value-type="float" office:value="0.1401104671084" calcext:value-type="float">
            <text:p>0.1401104671</text:p>
          </table:table-cell>
          <table:table-cell/>
          <table:table-cell table:formula="of:=[.G31]-[.B31]" office:value-type="float" office:value="0.000192467108400013" calcext:value-type="float">
            <text:p>0.0001924671</text:p>
          </table:table-cell>
          <table:table-cell table:number-columns-repeated="8"/>
        </table:table-row>
        <table:table-row table:style-name="ro1">
          <table:table-cell office:value-type="float" office:value="0.719118" calcext:value-type="float">
            <text:p>0.719118</text:p>
          </table:table-cell>
          <table:table-cell office:value-type="float" office:value="0.149965" calcext:value-type="float">
            <text:p>0.149965</text:p>
          </table:table-cell>
          <table:table-cell office:value-type="float" office:value="-0.853916" calcext:value-type="float">
            <text:p>-0.853916</text:p>
          </table:table-cell>
          <table:table-cell office:value-type="float" office:value="4.47092" calcext:value-type="float">
            <text:p>4.47092</text:p>
          </table:table-cell>
          <table:table-cell office:value-type="float" office:value="0.00224719" calcext:value-type="float">
            <text:p>0.00224719</text:p>
          </table:table-cell>
          <table:table-cell/>
          <table:table-cell table:formula="of:=[.B31] + [.D31]*[.E31]" office:value-type="float" office:value="0.1503966020262" calcext:value-type="float">
            <text:p>0.150396602</text:p>
          </table:table-cell>
          <table:table-cell/>
          <table:table-cell table:formula="of:=[.G32]-[.B32]" office:value-type="float" office:value="0.00043160202619999" calcext:value-type="float">
            <text:p>0.000431602</text:p>
          </table:table-cell>
          <table:table-cell table:number-columns-repeated="8"/>
        </table:table-row>
        <table:table-row table:style-name="ro1">
          <table:table-cell office:value-type="float" office:value="0.717209" calcext:value-type="float">
            <text:p>0.717209</text:p>
          </table:table-cell>
          <table:table-cell office:value-type="float" office:value="0.160232" calcext:value-type="float">
            <text:p>0.160232</text:p>
          </table:table-cell>
          <table:table-cell office:value-type="float" office:value="-0.849619" calcext:value-type="float">
            <text:p>-0.849619</text:p>
          </table:table-cell>
          <table:table-cell office:value-type="float" office:value="4.56878" calcext:value-type="float">
            <text:p>4.56878</text:p>
          </table:table-cell>
          <table:table-cell office:value-type="float" office:value="0.00224719" calcext:value-type="float">
            <text:p>0.00224719</text:p>
          </table:table-cell>
          <table:table-cell/>
          <table:table-cell table:formula="of:=[.B32] + [.D32]*[.E32]" office:value-type="float" office:value="0.1600120067148" calcext:value-type="float">
            <text:p>0.1600120067</text:p>
          </table:table-cell>
          <table:table-cell/>
          <table:table-cell table:formula="of:=[.G33]-[.B33]" office:value-type="float" office:value="-0.000219993285200004" calcext:value-type="float">
            <text:p>-0.0002199933</text:p>
          </table:table-cell>
          <table:table-cell table:number-columns-repeated="8"/>
        </table:table-row>
        <table:table-row table:style-name="ro1">
          <table:table-cell office:value-type="float" office:value="0.71498" calcext:value-type="float">
            <text:p>0.71498</text:p>
          </table:table-cell>
          <table:table-cell office:value-type="float" office:value="0.170258" calcext:value-type="float">
            <text:p>0.170258</text:p>
          </table:table-cell>
          <table:table-cell office:value-type="float" office:value="-0.991867" calcext:value-type="float">
            <text:p>-0.991867</text:p>
          </table:table-cell>
          <table:table-cell office:value-type="float" office:value="4.46135" calcext:value-type="float">
            <text:p>4.46135</text:p>
          </table:table-cell>
          <table:table-cell office:value-type="float" office:value="0.00224719" calcext:value-type="float">
            <text:p>0.00224719</text:p>
          </table:table-cell>
          <table:table-cell/>
          <table:table-cell table:formula="of:=[.B33] + [.D33]*[.E33]" office:value-type="float" office:value="0.1704989167282" calcext:value-type="float">
            <text:p>0.1704989167</text:p>
          </table:table-cell>
          <table:table-cell/>
          <table:table-cell table:formula="of:=[.G34]-[.B34]" office:value-type="float" office:value="0.000240916728200008" calcext:value-type="float">
            <text:p>0.0002409167</text:p>
          </table:table-cell>
          <table:table-cell table:number-columns-repeated="8"/>
        </table:table-row>
        <table:table-row table:style-name="ro1">
          <table:table-cell office:value-type="float" office:value="0.71298" calcext:value-type="float">
            <text:p>0.71298</text:p>
          </table:table-cell>
          <table:table-cell office:value-type="float" office:value="0.180473" calcext:value-type="float">
            <text:p>0.180473</text:p>
          </table:table-cell>
          <table:table-cell office:value-type="float" office:value="-0.889803" calcext:value-type="float">
            <text:p>-0.889803</text:p>
          </table:table-cell>
          <table:table-cell office:value-type="float" office:value="4.54558" calcext:value-type="float">
            <text:p>4.54558</text:p>
          </table:table-cell>
          <table:table-cell office:value-type="float" office:value="0.00224719" calcext:value-type="float">
            <text:p>0.00224719</text:p>
          </table:table-cell>
          <table:table-cell/>
          <table:table-cell table:formula="of:=[.B34] + [.D34]*[.E34]" office:value-type="float" office:value="0.1802835011065" calcext:value-type="float">
            <text:p>0.1802835011</text:p>
          </table:table-cell>
          <table:table-cell/>
          <table:table-cell table:formula="of:=[.G35]-[.B35]" office:value-type="float" office:value="-0.000189498893500006" calcext:value-type="float">
            <text:p>-0.0001894989</text:p>
          </table:table-cell>
          <table:table-cell table:number-columns-repeated="8"/>
        </table:table-row>
        <table:table-row table:style-name="ro1">
          <table:table-cell office:value-type="float" office:value="0.71099" calcext:value-type="float">
            <text:p>0.71099</text:p>
          </table:table-cell>
          <table:table-cell office:value-type="float" office:value="0.190295" calcext:value-type="float">
            <text:p>0.190295</text:p>
          </table:table-cell>
          <table:table-cell office:value-type="float" office:value="-0.88593" calcext:value-type="float">
            <text:p>-0.88593</text:p>
          </table:table-cell>
          <table:table-cell office:value-type="float" office:value="4.3707" calcext:value-type="float">
            <text:p>4.3707</text:p>
          </table:table-cell>
          <table:table-cell office:value-type="float" office:value="0.00224719" calcext:value-type="float">
            <text:p>0.00224719</text:p>
          </table:table-cell>
          <table:table-cell/>
          <table:table-cell table:formula="of:=[.B35] + [.D35]*[.E35]" office:value-type="float" office:value="0.1906877819202" calcext:value-type="float">
            <text:p>0.1906877819</text:p>
          </table:table-cell>
          <table:table-cell/>
          <table:table-cell table:formula="of:=[.G36]-[.B36]" office:value-type="float" office:value="0.000392781920200008" calcext:value-type="float">
            <text:p>0.0003927819</text:p>
          </table:table-cell>
          <table:table-cell table:number-columns-repeated="8"/>
        </table:table-row>
        <table:table-row table:style-name="ro1">
          <table:table-cell office:value-type="float" office:value="0.708889" calcext:value-type="float">
            <text:p>0.708889</text:p>
          </table:table-cell>
          <table:table-cell office:value-type="float" office:value="0.200607" calcext:value-type="float">
            <text:p>0.200607</text:p>
          </table:table-cell>
          <table:table-cell office:value-type="float" office:value="-0.934549" calcext:value-type="float">
            <text:p>-0.934549</text:p>
          </table:table-cell>
          <table:table-cell office:value-type="float" office:value="4.58904" calcext:value-type="float">
            <text:p>4.58904</text:p>
          </table:table-cell>
          <table:table-cell office:value-type="float" office:value="0.00224719" calcext:value-type="float">
            <text:p>0.00224719</text:p>
          </table:table-cell>
          <table:table-cell/>
          <table:table-cell table:formula="of:=[.B36] + [.D36]*[.E36]" office:value-type="float" office:value="0.200116793333" calcext:value-type="float">
            <text:p>0.2001167933</text:p>
          </table:table-cell>
          <table:table-cell/>
          <table:table-cell table:formula="of:=[.G37]-[.B37]" office:value-type="float" office:value="-0.000490206666999976" calcext:value-type="float">
            <text:p>-0.0004902067</text:p>
          </table:table-cell>
          <table:table-cell table:number-columns-repeated="8"/>
        </table:table-row>
        <table:table-row table:style-name="ro1">
          <table:table-cell office:value-type="float" office:value="0.706628" calcext:value-type="float">
            <text:p>0.706628</text:p>
          </table:table-cell>
          <table:table-cell office:value-type="float" office:value="0.210623" calcext:value-type="float">
            <text:p>0.210623</text:p>
          </table:table-cell>
          <table:table-cell office:value-type="float" office:value="-1.00624" calcext:value-type="float">
            <text:p>-1.00624</text:p>
          </table:table-cell>
          <table:table-cell office:value-type="float" office:value="4.45692" calcext:value-type="float">
            <text:p>4.45692</text:p>
          </table:table-cell>
          <table:table-cell office:value-type="float" office:value="0.00224719" calcext:value-type="float">
            <text:p>0.00224719</text:p>
          </table:table-cell>
          <table:table-cell/>
          <table:table-cell table:formula="of:=[.B37] + [.D37]*[.E37]" office:value-type="float" office:value="0.2109194447976" calcext:value-type="float">
            <text:p>0.2109194448</text:p>
          </table:table-cell>
          <table:table-cell/>
          <table:table-cell table:formula="of:=[.G38]-[.B38]" office:value-type="float" office:value="0.000296444797599993" calcext:value-type="float">
            <text:p>0.0002964448</text:p>
          </table:table-cell>
          <table:table-cell table:number-columns-repeated="8"/>
        </table:table-row>
        <table:table-row table:style-name="ro1">
          <table:table-cell office:value-type="float" office:value="0.704688" calcext:value-type="float">
            <text:p>0.704688</text:p>
          </table:table-cell>
          <table:table-cell office:value-type="float" office:value="0.220382" calcext:value-type="float">
            <text:p>0.220382</text:p>
          </table:table-cell>
          <table:table-cell office:value-type="float" office:value="-0.863252" calcext:value-type="float">
            <text:p>-0.863252</text:p>
          </table:table-cell>
          <table:table-cell office:value-type="float" office:value="4.34313" calcext:value-type="float">
            <text:p>4.34313</text:p>
          </table:table-cell>
          <table:table-cell office:value-type="float" office:value="0.00224719" calcext:value-type="float">
            <text:p>0.00224719</text:p>
          </table:table-cell>
          <table:table-cell/>
          <table:table-cell table:formula="of:=[.B38] + [.D38]*[.E38]" office:value-type="float" office:value="0.2206385460548" calcext:value-type="float">
            <text:p>0.2206385461</text:p>
          </table:table-cell>
          <table:table-cell/>
          <table:table-cell table:formula="of:=[.G39]-[.B39]" office:value-type="float" office:value="0.000256546054799994" calcext:value-type="float">
            <text:p>0.0002565461</text:p>
          </table:table-cell>
          <table:table-cell table:number-columns-repeated="8"/>
        </table:table-row>
        <table:table-row table:style-name="ro1">
          <table:table-cell office:value-type="float" office:value="0.702419" calcext:value-type="float">
            <text:p>0.702419</text:p>
          </table:table-cell>
          <table:table-cell office:value-type="float" office:value="0.230688" calcext:value-type="float">
            <text:p>0.230688</text:p>
          </table:table-cell>
          <table:table-cell office:value-type="float" office:value="-1.00969" calcext:value-type="float">
            <text:p>-1.00969</text:p>
          </table:table-cell>
          <table:table-cell office:value-type="float" office:value="4.58589" calcext:value-type="float">
            <text:p>4.58589</text:p>
          </table:table-cell>
          <table:table-cell office:value-type="float" office:value="0.00224719" calcext:value-type="float">
            <text:p>0.00224719</text:p>
          </table:table-cell>
          <table:table-cell/>
          <table:table-cell table:formula="of:=[.B39] + [.D39]*[.E39]" office:value-type="float" office:value="0.2301418383047" calcext:value-type="float">
            <text:p>0.2301418383</text:p>
          </table:table-cell>
          <table:table-cell/>
          <table:table-cell table:formula="of:=[.G40]-[.B40]" office:value-type="float" office:value="-0.000546161695299974" calcext:value-type="float">
            <text:p>-0.0005461617</text:p>
          </table:table-cell>
          <table:table-cell table:number-columns-repeated="8"/>
        </table:table-row>
        <table:table-row table:style-name="ro1">
          <table:table-cell office:value-type="float" office:value="0.700131" calcext:value-type="float">
            <text:p>0.700131</text:p>
          </table:table-cell>
          <table:table-cell office:value-type="float" office:value="0.240705" calcext:value-type="float">
            <text:p>0.240705</text:p>
          </table:table-cell>
          <table:table-cell office:value-type="float" office:value="-1.01834" calcext:value-type="float">
            <text:p>-1.01834</text:p>
          </table:table-cell>
          <table:table-cell office:value-type="float" office:value="4.45757" calcext:value-type="float">
            <text:p>4.45757</text:p>
          </table:table-cell>
          <table:table-cell office:value-type="float" office:value="0.00224719" calcext:value-type="float">
            <text:p>0.00224719</text:p>
          </table:table-cell>
          <table:table-cell/>
          <table:table-cell table:formula="of:=[.B40] + [.D40]*[.E40]" office:value-type="float" office:value="0.2409933661491" calcext:value-type="float">
            <text:p>0.2409933661</text:p>
          </table:table-cell>
          <table:table-cell/>
          <table:table-cell table:formula="of:=[.G41]-[.B41]" office:value-type="float" office:value="0.000288366149099967" calcext:value-type="float">
            <text:p>0.0002883661</text:p>
          </table:table-cell>
          <table:table-cell table:number-columns-repeated="8"/>
        </table:table-row>
        <table:table-row table:style-name="ro1">
          <table:table-cell office:value-type="float" office:value="0.69761" calcext:value-type="float">
            <text:p>0.69761</text:p>
          </table:table-cell>
          <table:table-cell office:value-type="float" office:value="0.250583" calcext:value-type="float">
            <text:p>0.250583</text:p>
          </table:table-cell>
          <table:table-cell office:value-type="float" office:value="-1.12165" calcext:value-type="float">
            <text:p>-1.12165</text:p>
          </table:table-cell>
          <table:table-cell office:value-type="float" office:value="4.39605" calcext:value-type="float">
            <text:p>4.39605</text:p>
          </table:table-cell>
          <table:table-cell office:value-type="float" office:value="0.00224719" calcext:value-type="float">
            <text:p>0.00224719</text:p>
          </table:table-cell>
          <table:table-cell/>
          <table:table-cell table:formula="of:=[.B41] + [.D41]*[.E41]" office:value-type="float" office:value="0.2507220067283" calcext:value-type="float">
            <text:p>0.2507220067</text:p>
          </table:table-cell>
          <table:table-cell/>
          <table:table-cell table:formula="of:=[.G42]-[.B42]" office:value-type="float" office:value="0.000139006728300028" calcext:value-type="float">
            <text:p>0.0001390067</text:p>
          </table:table-cell>
          <table:table-cell table:number-columns-repeated="8"/>
        </table:table-row>
        <table:table-row table:style-name="ro1">
          <table:table-cell office:value-type="float" office:value="0.695496" calcext:value-type="float">
            <text:p>0.695496</text:p>
          </table:table-cell>
          <table:table-cell office:value-type="float" office:value="0.260509" calcext:value-type="float">
            <text:p>0.260509</text:p>
          </table:table-cell>
          <table:table-cell office:value-type="float" office:value="-0.941047" calcext:value-type="float">
            <text:p>-0.941047</text:p>
          </table:table-cell>
          <table:table-cell office:value-type="float" office:value="4.41673" calcext:value-type="float">
            <text:p>4.41673</text:p>
          </table:table-cell>
          <table:table-cell office:value-type="float" office:value="0.00224719" calcext:value-type="float">
            <text:p>0.00224719</text:p>
          </table:table-cell>
          <table:table-cell/>
          <table:table-cell table:formula="of:=[.B42] + [.D42]*[.E42]" office:value-type="float" office:value="0.2604617595995" calcext:value-type="float">
            <text:p>0.2604617596</text:p>
          </table:table-cell>
          <table:table-cell/>
          <table:table-cell table:formula="of:=[.G43]-[.B43]" office:value-type="float" office:value="-0.0000472404004999705" calcext:value-type="float">
            <text:p>-4.72404004999705E-005</text:p>
          </table:table-cell>
          <table:table-cell table:number-columns-repeated="8"/>
        </table:table-row>
        <table:table-row table:style-name="ro1">
          <table:table-cell office:value-type="float" office:value="0.693175" calcext:value-type="float">
            <text:p>0.693175</text:p>
          </table:table-cell>
          <table:table-cell office:value-type="float" office:value="0.270421" calcext:value-type="float">
            <text:p>0.270421</text:p>
          </table:table-cell>
          <table:table-cell office:value-type="float" office:value="-1.0329" calcext:value-type="float">
            <text:p>-1.0329</text:p>
          </table:table-cell>
          <table:table-cell office:value-type="float" office:value="4.41085" calcext:value-type="float">
            <text:p>4.41085</text:p>
          </table:table-cell>
          <table:table-cell office:value-type="float" office:value="0.00224719" calcext:value-type="float">
            <text:p>0.00224719</text:p>
          </table:table-cell>
          <table:table-cell/>
          <table:table-cell table:formula="of:=[.B43] + [.D43]*[.E43]" office:value-type="float" office:value="0.2704342314887" calcext:value-type="float">
            <text:p>0.2704342315</text:p>
          </table:table-cell>
          <table:table-cell/>
          <table:table-cell table:formula="of:=[.G44]-[.B44]" office:value-type="float" office:value="0.0000132314887000273" calcext:value-type="float">
            <text:p>1.32314887000273E-005</text:p>
          </table:table-cell>
          <table:table-cell table:number-columns-repeated="8"/>
        </table:table-row>
        <table:table-row table:style-name="ro1">
          <table:table-cell office:value-type="float" office:value="0.690804" calcext:value-type="float">
            <text:p>0.690804</text:p>
          </table:table-cell>
          <table:table-cell office:value-type="float" office:value="0.280294" calcext:value-type="float">
            <text:p>0.280294</text:p>
          </table:table-cell>
          <table:table-cell office:value-type="float" office:value="-1.05481" calcext:value-type="float">
            <text:p>-1.05481</text:p>
          </table:table-cell>
          <table:table-cell office:value-type="float" office:value="4.39362" calcext:value-type="float">
            <text:p>4.39362</text:p>
          </table:table-cell>
          <table:table-cell office:value-type="float" office:value="0.00224719" calcext:value-type="float">
            <text:p>0.00224719</text:p>
          </table:table-cell>
          <table:table-cell/>
          <table:table-cell table:formula="of:=[.B44] + [.D44]*[.E44]" office:value-type="float" office:value="0.2803330180115" calcext:value-type="float">
            <text:p>0.280333018</text:p>
          </table:table-cell>
          <table:table-cell/>
          <table:table-cell table:formula="of:=[.G45]-[.B45]" office:value-type="float" office:value="0.0000390180114999694" calcext:value-type="float">
            <text:p>0.000039018</text:p>
          </table:table-cell>
          <table:table-cell table:number-columns-repeated="8"/>
        </table:table-row>
        <table:table-row table:style-name="ro1">
          <table:table-cell office:value-type="float" office:value="0.688104" calcext:value-type="float">
            <text:p>0.688104</text:p>
          </table:table-cell>
          <table:table-cell office:value-type="float" office:value="0.290591" calcext:value-type="float">
            <text:p>0.290591</text:p>
          </table:table-cell>
          <table:table-cell office:value-type="float" office:value="-1.20149" calcext:value-type="float">
            <text:p>-1.20149</text:p>
          </table:table-cell>
          <table:table-cell office:value-type="float" office:value="4.58222" calcext:value-type="float">
            <text:p>4.58222</text:p>
          </table:table-cell>
          <table:table-cell office:value-type="float" office:value="0.00224719" calcext:value-type="float">
            <text:p>0.00224719</text:p>
          </table:table-cell>
          <table:table-cell/>
          <table:table-cell table:formula="of:=[.B45] + [.D45]*[.E45]" office:value-type="float" office:value="0.2901672989278" calcext:value-type="float">
            <text:p>0.2901672989</text:p>
          </table:table-cell>
          <table:table-cell/>
          <table:table-cell table:formula="of:=[.G46]-[.B46]" office:value-type="float" office:value="-0.000423701072200022" calcext:value-type="float">
            <text:p>-0.000423701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6T22:43:47.482744499</dc:date>
    <dc:creator>Tino Gfroerer</dc:creator>
    <meta:editing-duration>PT1H14M42S</meta:editing-duration>
    <meta:editing-cycles>1</meta:editing-cycles>
    <meta:document-statistic meta:table-count="1" meta:cell-count="326" meta:object-count="0"/>
    <meta:generator>LibreOffice/4.3.3.2$Linux_X86_64 LibreOffice_project/430m0$Build-2</meta:generator>
  </office:meta>
</office:document-meta>
</file>